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2024-11-21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2024-02-16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2021-12-03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2020-11-16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2019-11-18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7272" calcext:value-type="float">
            <text:p>82.5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2018-11-26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6752" calcext:value-type="float">
            <text:p>82.2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2016-11-1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201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8096" calcext:value-type="float">
            <text:p>80.7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201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201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201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201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200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2008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200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199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199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199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0912" calcext:value-type="float">
            <text:p>69.7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1995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199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9576" calcext:value-type="float">
            <text:p>69.7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199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652" calcext:value-type="float">
            <text:p>75.02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199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199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199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2464" calcext:value-type="float">
            <text:p>68.48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198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6936" calcext:value-type="float">
            <text:p>71.49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198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428" calcext:value-type="float">
            <text:p>68.53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198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198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207</text:p>
          </table:table-cell>
          <table:table-cell office:value-type="string" calcext:value-type="string">
            <text:p>1965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